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2pt" style:font-size-asian="12pt" style:font-name-complex="Tahoma1" style:font-size-complex="12pt"/>
    </style:style>
    <style:style style:name="P2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name-complex="Tahoma1" style:font-size-complex="12pt"/>
    </style:style>
    <style:style style:name="P3" style:family="paragraph" style:parent-style-name="Standard">
      <style:paragraph-properties>
        <style:tab-stops>
          <style:tab-stop style:position="0in"/>
          <style:tab-stop style:position="0.0626in"/>
          <style:tab-stop style:position="0.6661in"/>
          <style:tab-stop style:position="1.3319in"/>
          <style:tab-stop style:position="1.998in"/>
          <style:tab-stop style:position="2.6638in"/>
          <style:tab-stop style:position="3.25in" style:type="center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4374in" style:type="right"/>
          <style:tab-stop style:position="6.6598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0in"/>
          <style:tab-stop style:position="0.6661in"/>
          <style:tab-stop style:position="1in"/>
          <style:tab-stop style:position="1.25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fo:text-transform="uppercase" style:font-name="Tahoma" fo:font-size="12pt" fo:font-weight="bold" style:font-size-asian="12pt" style:font-weight-asian="bold" style:font-name-complex="Tahoma1" style:font-size-complex="12pt"/>
    </style:style>
    <style:style style:name="P5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6" style:family="paragraph" style:parent-style-name="Standard">
      <style:paragraph-properties fo:margin-left="0.1252in" fo:margin-right="0in" fo:text-indent="-0.1252in" style:auto-text-indent="false"/>
    </style:style>
    <style:style style:name="P7" style:family="paragraph" style:parent-style-name="Standard">
      <style:paragraph-properties fo:margin-left="0.1252in" fo:margin-right="0in" fo:text-indent="-0.1252in" style:auto-text-indent="false"/>
      <style:text-properties style:font-name="Tahoma" fo:font-size="12pt" style:font-size-asian="12pt" style:font-name-complex="Tahoma1" style:font-size-complex="12pt"/>
    </style:style>
    <style:style style:name="P8" style:family="paragraph" style:parent-style-name="Standard">
      <style:paragraph-properties fo:margin-left="0.1252in" fo:margin-right="0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9" style:family="paragraph" style:parent-style-name="Standard">
      <style:paragraph-properties fo:margin-left="0.1252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10" style:family="paragraph" style:parent-style-name="Standard">
      <style:paragraph-properties fo:margin-left="0.1252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size-complex="12pt"/>
    </style:style>
    <style:style style:name="P11" style:family="paragraph" style:parent-style-name="Standard">
      <style:paragraph-properties fo:margin-left="0.1252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name-complex="Tahoma1" style:font-size-complex="12pt"/>
    </style:style>
    <style:style style:name="P12" style:family="paragraph" style:parent-style-name="Standard">
      <style:paragraph-properties fo:margin-left="0.1252in" fo:margin-right="-0.1252in" fo:text-indent="0in" style:auto-text-indent="false" fo:padding-left="0.0555in" fo:padding-right="0.0555in" fo:padding-top="0.0138in" fo:padding-bottom="0.0138in" fo:border="0.0071in solid #00000a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13" style:family="paragraph" style:parent-style-name="Standard">
      <style:paragraph-properties fo:margin-left="0.1252in" fo:margin-right="-0.1252in" fo:text-indent="0in" style:auto-text-indent="false" fo:padding-left="0.0555in" fo:padding-right="0.0555in" fo:padding-top="0.0138in" fo:padding-bottom="0.0138in" fo:border="0.0071in solid #00000a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name-complex="Tahoma1" style:font-size-complex="12pt"/>
    </style:style>
    <style:style style:name="P14" style:family="paragraph" style:parent-style-name="Standard">
      <style:paragraph-properties fo:padding="0.0138in" fo:border="0.0071in solid #00000a"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15" style:family="paragraph" style:parent-style-name="Standard">
      <style:paragraph-properties fo:padding="0.0138in" fo:border="0.0071in solid #00000a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16" style:family="paragraph" style:parent-style-name="Standard">
      <style:paragraph-properties fo:padding="0.0138in" fo:border="0.0071in solid #00000a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name-asian="Arial Unicode MS" style:font-size-asian="12pt" style:language-asian="zh" style:country-asian="HK" style:font-size-complex="12pt"/>
    </style:style>
    <style:style style:name="P17" style:family="paragraph" style:parent-style-name="Standard">
      <style:paragraph-properties fo:margin-left="0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size-complex="12pt"/>
    </style:style>
    <style:style style:name="P18" style:family="paragraph" style:parent-style-name="Standard">
      <style:paragraph-properties fo:margin-left="0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name-asian="Arial Unicode MS" style:font-size-asian="12pt" style:language-asian="zh" style:country-asian="HK" style:font-size-complex="12pt"/>
    </style:style>
    <style:style style:name="P19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name-complex="Tahoma1" style:font-size-complex="12pt"/>
    </style:style>
    <style:style style:name="P20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21" style:family="paragraph" style:parent-style-name="Header">
      <style:paragraph-properties fo:line-height="150%"/>
    </style:style>
    <style:style style:name="P22" style:family="paragraph" style:parent-style-name="Header">
      <style:paragraph-properties>
        <style:tab-stops>
          <style:tab-stop style:position="0.1252in"/>
          <style:tab-stop style:position="3.25in" style:type="center"/>
          <style:tab-stop style:position="6.3752in" style:type="right"/>
          <style:tab-stop style:position="6.5in" style:type="right"/>
        </style:tab-stops>
      </style:paragraph-properties>
    </style:style>
    <style:style style:name="P23" style:family="paragraph" style:parent-style-name="List_20_Paragraph" style:list-style-name="WWNum2">
      <style:paragraph-properties fo:margin-left="0.5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24" style:family="paragraph" style:parent-style-name="List_20_Paragraph">
      <style:paragraph-properties fo:margin-left="0.1252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25" style:family="paragraph" style:parent-style-name="Title">
      <style:paragraph-properties fo:margin-left="0in" fo:margin-right="-0.25in" fo:text-indent="0in" style:auto-text-indent="false">
        <style:tab-stops>
          <style:tab-stop style:position="0.8752in"/>
        </style:tab-stops>
      </style:paragraph-properties>
    </style:style>
    <style:style style:name="P26" style:family="paragraph" style:parent-style-name="Preformatted" style:master-page-name="First_20_Page">
      <style:paragraph-properties style:page-number="auto">
        <style:tab-stops/>
      </style:paragraph-properties>
    </style:style>
    <style:style style:name="T1" style:family="text">
      <style:text-properties style:font-name="Tahoma" fo:font-size="12pt" style:font-size-asian="12pt" style:font-name-complex="Tahoma1" style:font-size-complex="12pt"/>
    </style:style>
    <style:style style:name="T2" style:family="text">
      <style:text-properties style:font-name="Tahoma" fo:font-size="12pt" style:font-size-asian="12pt" style:font-size-complex="12pt"/>
    </style:style>
    <style:style style:name="T3" style:family="text">
      <style:text-properties style:font-name="Tahoma" fo:font-size="12pt" fo:font-weight="bold" style:font-size-asian="12pt" style:font-weight-asian="bold" style:font-name-complex="Tahoma1" style:font-size-complex="12pt"/>
    </style:style>
    <style:style style:name="T4" style:family="text">
      <style:text-properties style:font-name="Tahoma" fo:font-size="12pt" fo:font-weight="bold" style:font-size-asian="12pt" style:font-weight-asian="bold" style:font-size-complex="12pt"/>
    </style:style>
    <style:style style:name="T5" style:family="text">
      <style:text-properties style:font-name="Tahoma" fo:font-size="12pt" style:text-underline-style="solid" style:text-underline-width="auto" style:text-underline-color="font-color" style:font-size-asian="12pt" style:font-name-complex="Tahoma1" style:font-size-complex="12pt"/>
    </style:style>
    <style:style style:name="T6" style:family="text">
      <style:text-properties style:font-name="Tahoma" fo:font-size="12pt" style:font-name-asian="Arial Unicode MS" style:font-size-asian="12pt" style:language-asian="zh" style:country-asian="HK" style:font-size-complex="12pt"/>
    </style:style>
    <style:style style:name="T7" style:family="text">
      <style:text-properties style:font-name="Tahoma" fo:font-size="4pt" style:font-size-asian="4pt"/>
    </style:style>
    <style:style style:name="T8" style:family="text">
      <style:text-properties style:font-name="Tahoma" fo:font-size="9pt" style:font-size-asian="9pt"/>
    </style:style>
    <style:style style:name="T9" style:family="text">
      <style:text-properties fo:text-transform="uppercase" style:font-name="Tahoma" fo:font-size="12pt" fo:font-weight="bold" style:font-size-asian="12pt" style:font-weight-asian="bold" style:font-name-complex="Tahoma1" style:font-size-complex="12pt"/>
    </style:style>
    <style:style style:name="T10" style:family="text">
      <style:text-properties fo:font-variant="normal" fo:text-transform="none" fo:font-size="12pt" fo:letter-spacing="normal" fo:font-style="normal" style:font-size-asian="12pt" style:font-style-asian="normal" style:font-name-complex="Arial2" style:font-size-complex="12pt" style:font-style-complex="normal" style:font-weight-complex="normal"/>
    </style:style>
    <style:style style:name="T11" style:family="text">
      <style:text-properties fo:font-size="14pt" fo:letter-spacing="normal" fo:font-style="normal" style:font-size-asian="14pt" style:font-style-asian="normal" style:font-name-complex="Arial2" style:font-size-complex="14pt" style:font-style-complex="normal" style:font-weight-complex="normal"/>
    </style:style>
    <style:style style:name="T12" style:family="text">
      <style:text-properties fo:color="#ff0000" style:font-name="Tahoma" fo:font-size="12pt" fo:font-weight="bold" style:font-size-asian="12pt" style:font-weight-asian="bold" style:font-name-complex="Tahoma1" style:font-size-complex="12pt"/>
    </style:style>
    <style:style style:name="T13" style:family="text">
      <style:text-properties fo:color="#c00000" style:font-name="Tahoma" fo:font-size="12pt" fo:font-weight="bold" style:font-size-asian="12pt" style:font-weight-asian="bold" style:font-size-complex="12pt"/>
    </style:style>
    <style:style style:name="T14" style:family="text">
      <style:text-properties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_______________________________________________________________________</text:span></text:p>
      <text:p text:style-name="P1"/>
      <text:p text:style-name="P3"><text:span text:style-name="T3"><text:tab/>CIS115<text:tab/></text:span><text:span text:style-name="T9">Introduction to Programming and Logic</text:span><text:span text:style-name="T1"><text:tab/></text:span></text:p>
      <text:p text:style-name="Standard"><text:span text:style-name="T1">_______________________________________________________________________</text:span></text:p>
      <text:p text:style-name="P4"/>
      <text:p text:style-name="P4"/>
      <text:p text:style-name="P25"><text:span text:style-name="Emphasis"><text:span text:style-name="T10">LAB 24<text:tab/></text:span></text:span><text:span text:style-name="Emphasis"><text:span text:style-name="T11">BASIC OPERATIONS WITH ARRAYS</text:span></text:span></text:p>
      <text:list xml:id="list1411699885595952605" text:style-name="Outline">
        <text:list-item>
          <text:h text:style-name="Heading_20_1" text:outline-level="1"><text:span text:style-name="T5">Objectives</text:span></text:h>
        </text:list-item>
      </text:list>
      <text:p text:style-name="P1"/>
      <text:p text:style-name="P6"><text:span text:style-name="T2">- How to perform basic operations with arrays</text:span></text:p>
      <text:p text:style-name="P6"><text:span text:style-name="T2">- How to do selective counting in an array</text:span></text:p>
      <text:p text:style-name="P6"><text:span text:style-name="T2">- How to find the largest or smallest element in an array</text:span></text:p>
      <text:p text:style-name="P6"><text:span text:style-name="T2">- How to locate the largest or smallest element in an array</text:span></text:p>
      <text:list xml:id="list39503822" text:continue-numbering="true" text:style-name="Outline">
        <text:list-item>
          <text:h text:style-name="Heading_20_1" text:outline-level="1"><text:span text:style-name="T5">Goals</text:span></text:h>
        </text:list-item>
      </text:list>
      <text:p text:style-name="P7"/>
      <text:p text:style-name="Standard"><text:span text:style-name="T2">In this lab assignment, students will demonstrate the abilities to:</text:span></text:p>
      <text:p text:style-name="P6"><text:span text:style-name="T2">- Perform basic operations with arrays</text:span></text:p>
      <text:p text:style-name="P6"><text:span text:style-name="T2">- Do selective counting in an array</text:span></text:p>
      <text:p text:style-name="P6"><text:span text:style-name="T2">- How to find the largest or smallest element in an array</text:span></text:p>
      <text:p text:style-name="P6"><text:span text:style-name="T2">- How to locate the largest or smallest element in an array</text:span></text:p>
      <text:list xml:id="list39501648" text:continue-numbering="true" text:style-name="Outline">
        <text:list-item>
          <text:h text:style-name="Heading_20_1" text:outline-level="1"><text:span text:style-name="T5">Instruction and Problems</text:span></text:h>
        </text:list-item>
      </text:list>
      <text:p text:style-name="P2"/>
      <text:p text:style-name="P5"><text:span text:style-name="T2">You are asked to write a C++ program.</text:span></text:p>
      <text:p text:style-name="P2"/>
      <text:list xml:id="list39497640" text:continue-numbering="true" text:style-name="Outline">
        <text:list-item>
          <text:list>
            <text:list-item>
              <text:h text:style-name="Heading_20_2" text:outline-level="2"><text:span text:style-name="T1">Problem 1</text:span></text:h>
            </text:list-item>
          </text:list>
        </text:list-item>
      </text:list>
      <text:p text:style-name="P2"/>
      <text:p text:style-name="P9"><text:span text:style-name="T2">An instructor asks his online students to go to the Distance Education Testing Center to take the final exam. <text:s/>He has reserved an 8-day period in the testing center for his students. <text:s/>The testing center keeps a record of the number of students taking the exam on each day. <text:s/>The instructor wants to perform some statistical analyses on the data. <text:s/>Write a program to do the following.</text:span></text:p>
      <text:p text:style-name="P10"/>
      <text:list xml:id="list3414864173850480667" text:style-name="WWNum2">
        <text:list-item>
          <text:p text:style-name="P23"><text:span text:style-name="T2">Create an array that can store 8 numbers. <text:s/>Use a for loop to initialize each element to 0 or 0.0, depending on what data type you choose to use.</text:span></text:p>
        </text:list-item>
        <text:list-item>
          <text:p text:style-name="P23"><text:span text:style-name="T2">Ask the user to enter the number of students taking the exam on each day. <text:s/>Use a for loop to get the data and store them in the array.</text:span></text:p>
        </text:list-item>
        <text:list-item>
          <text:p text:style-name="P23"><text:span text:style-name="T2">Count and display the number of days that have 10 or more students taking the exam; again use for loops.</text:span></text:p>
        </text:list-item>
      </text:list>
      <text:p text:style-name="P24"><text:span text:style-name="T12">T</text:span><text:bookmark text:name="_GoBack"/><text:span text:style-name="T12">ry combining steps to use the same loop when possible.</text:span></text:p>
      <text:p text:style-name="P10"/>
      <text:p text:style-name="P9"><text:span text:style-name="T2">The following is an example: <text:s/></text:span></text:p>
      <text:p text:style-name="P10"><text:soft-page-break/></text:p>
      <text:p text:style-name="P12"><text:span text:style-name="T1">You will be asked to enter the number of students taking the exam on each day in the 8-day period.</text:span></text:p>
      <text:p text:style-name="P12"><text:span text:style-name="T1">Enter number of students: 11</text:span></text:p>
      <text:p text:style-name="P12"><text:span text:style-name="T1">Enter number of students: 5</text:span></text:p>
      <text:p text:style-name="P12"><text:span text:style-name="T1">Enter number of students: 6</text:span></text:p>
      <text:p text:style-name="P12"><text:span text:style-name="T1">Enter number of students: 23</text:span></text:p>
      <text:p text:style-name="P12"><text:span text:style-name="T1">Enter number of students: 8</text:span></text:p>
      <text:p text:style-name="P12"><text:span text:style-name="T1">Enter number of students: 2</text:span></text:p>
      <text:p text:style-name="P12"><text:span text:style-name="T1">Enter number of students: 2</text:span></text:p>
      <text:p text:style-name="P12"><text:span text:style-name="T1">Enter number of students: 11</text:span></text:p>
      <text:p text:style-name="P13"/>
      <text:p text:style-name="P12"><text:span text:style-name="T1">Number of days having 10 or more students taking the exam: 3</text:span></text:p>
      <text:p text:style-name="P12"><text:span text:style-name="T1">Press any key to continue . . .</text:span></text:p>
      <text:p text:style-name="P10"/>
      <text:p text:style-name="P9"><text:span text:style-name="T2">Please save your C++ program code in a file named </text:span><text:span text:style-name="T4">Lab24P1.cpp</text:span><text:span text:style-name="T2">. <text:s/>Submit both the source code, </text:span><text:span text:style-name="T4">Lab24P1.cpp,</text:span><text:span text:style-name="T2"> file and the executable, </text:span><text:span text:style-name="T4">Lab24P1.exe,</text:span><text:span text:style-name="T2"> to Blackboard for credit. <text:s/></text:span><text:span text:style-name="T4">Do not change the names of these files</text:span><text:span text:style-name="T2">.</text:span></text:p>
      <text:list xml:id="list39489722" text:continue-list="list39497640" text:style-name="Outline">
        <text:list-item>
          <text:list>
            <text:list-item>
              <text:h text:style-name="Heading_20_2" text:outline-level="2"><text:span text:style-name="T1">Problem 2</text:span></text:h>
            </text:list-item>
          </text:list>
        </text:list-item>
      </text:list>
      <text:p text:style-name="P2"/>
      <text:p text:style-name="P9"><text:span text:style-name="T13">We solved this problem without using loops before. <text:s/>Now with loops we can solve it in a more effective way. </text:span><text:span text:style-name="T2"><text:s/></text:span><text:span text:style-name="T1">In some sports requiring judges to give scores, such as diving and gymnastics, typically the highest score and lowest score are excluded in calculating the athlete’s average score. <text:s/>Write a program to do the following. <text:s/></text:span><text:span text:style-name="T3">Ask the user to enter 5 scores given by judges. <text:s/>Store these 5 scores in an array. <text:s/>Find and display the highest score and lowest score. <text:s/>Then calculate and display the athlete’s average score with the highest score and lowest score excluded. </text:span><text:span text:style-name="T1"><text:s/></text:span><text:span text:style-name="T12">You are required to use for loops in each step – try combining steps to use the same loop when possible.</text:span></text:p>
      <text:p text:style-name="P11"/>
      <text:p text:style-name="P8"><text:span text:style-name="T6">The following is an example:</text:span></text:p>
      <text:p text:style-name="P10"/>
      <text:p text:style-name="P14"><text:span text:style-name="T6">You will be asked to enter 5 scores.</text:span></text:p>
      <text:p text:style-name="P15"><text:span text:style-name="T6">Please enter a score: 15.7</text:span></text:p>
      <text:p text:style-name="P15"><text:span text:style-name="T6">Please enter a score: 14.2</text:span></text:p>
      <text:p text:style-name="P15"><text:span text:style-name="T6">Please enter a score: 14.8</text:span></text:p>
      <text:p text:style-name="P15"><text:span text:style-name="T6">Please enter a score: 15.5</text:span></text:p>
      <text:p text:style-name="P15"><text:span text:style-name="T6">Please enter a score: 15.0</text:span></text:p>
      <text:p text:style-name="P16"/>
      <text:p text:style-name="P15"><text:span text:style-name="T6">Lowest score: 14.2</text:span></text:p>
      <text:p text:style-name="P15"><text:span text:style-name="T6">Highest score: 15.7</text:span></text:p>
      <text:p text:style-name="P15"><text:span text:style-name="T6">Average score with highest score and lowest score excluded: 15.1</text:span></text:p>
      <text:p text:style-name="P15"><text:span text:style-name="T6">Press any key to continue . . .</text:span></text:p>
      <text:p text:style-name="P17"><text:soft-page-break/></text:p>
      <text:p text:style-name="P10"/>
      <text:p text:style-name="P10"/>
      <text:p text:style-name="P9"><text:span text:style-name="T2">Please save your C++ program code in a file named </text:span><text:span text:style-name="T4">Lab24P2.cpp</text:span><text:span text:style-name="T2">. <text:s/>Submit both the source code, </text:span><text:span text:style-name="T4">Lab24P2.cpp,</text:span><text:span text:style-name="T2"> file and the executable, </text:span><text:span text:style-name="T4">Lab24P2.exe,</text:span><text:span text:style-name="T2"> to Blackboard for credit. <text:s/></text:span><text:span text:style-name="T4">Do not change the names of these files</text:span><text:span text:style-name="T2">.</text:span></text:p>
      <text:list xml:id="list39482162" text:continue-numbering="true" text:style-name="Outline">
        <text:list-item>
          <text:h text:style-name="Heading_20_1" text:outline-level="1"><text:span text:style-name="T5">Grading rubric</text:span></text:h>
        </text:list-item>
      </text:list>
      <text:p text:style-name="P19"/>
      <text:p text:style-name="P20"><text:span text:style-name="T1">Program 1:</text:span></text:p>
      <text:p text:style-name="P9"><text:span text:style-name="T6">Creating and initializing array [10 points]</text:span></text:p>
      <text:p text:style-name="P9"><text:span text:style-name="T6">Reading and storing user input [10 points]</text:span></text:p>
      <text:p text:style-name="P9"><text:span text:style-name="T6">Counting number of days having 10 or more students [20 points]</text:span></text:p>
      <text:p text:style-name="P19"/>
      <text:p text:style-name="P20"><text:span text:style-name="T1">Program 2:</text:span></text:p>
      <text:p text:style-name="P9"><text:span text:style-name="T6">Creating and initializing array [10 points]</text:span></text:p>
      <text:p text:style-name="P9"><text:span text:style-name="T6">Reading and storing user input [10 points]</text:span></text:p>
      <text:p text:style-name="P9"><text:span text:style-name="T6">Finding highest and lowest scores [20 points]</text:span></text:p>
      <text:p text:style-name="P9"><text:span text:style-name="T6">Calculating average with highest and lowest scores excluded [20 points]</text:span></text:p>
      <text:p text:style-name="P1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/>
      <style:text-properties fo:font-variant="small-caps" fo:font-size="18pt" fo:letter-spacing="0.0035in" style:font-size-asian="18pt" style:font-size-complex="18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line-height="113%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39in" fo:margin-bottom="0in" fo:line-height="113%"/>
      <style:text-properties fo:font-variant="small-caps" fo:font-size="13pt" fo:letter-spacing="0.0035in" fo:font-style="italic" style:font-size-asian="13pt" style:font-style-asian="italic" style:font-size-complex="13pt" style:font-style-complex="italic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line-height="113%"/>
      <style:text-properties fo:font-size="12pt" fo:letter-spacing="0.0035in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line-height="113%"/>
      <style:text-properties fo:font-size="12pt" fo:font-style="italic" style:font-size-asian="12pt" style:font-style-asian="italic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line-height="113%" fo:background-color="#ffffff">
        <style:background-image/>
      </style:paragraph-properties>
      <style:text-properties fo:color="#595959" fo:letter-spacing="0.0035in" fo:font-weight="bold" style:font-weight-asian="bold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text-properties fo:color="#5a5a5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text-properties fo:color="#7f7f7f" fo:font-size="10pt" fo:font-weight="bold" style:font-size-asian="10pt" style:font-weight-asian="bold" style:font-size-complex="10pt" style:font-weight-complex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line-height="113%"/>
      <style:text-properties fo:color="#7f7f7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reformatted" style:family="paragraph" style:parent-style-name="Standard" style:default-outline-level="" style:list-style-name="">
      <style:paragraph-properties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size-asian="10pt"/>
    </style:style>
    <style:style style:name="Body_20_Text_20_Indent_20_2" style:display-name="Body Text Indent 2" style:family="paragraph" style:parent-style-name="Standard" style:default-outline-level="" style:list-style-name="">
      <style:paragraph-properties fo:margin-left="0.2335in" fo:margin-right="0in" fo:text-indent="-0.25in" style:auto-text-indent="false">
        <style:tab-stops>
          <style:tab-stop style:position="0.25in"/>
          <style:tab-stop style:position="0.483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0pt" style:font-size-asian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2083in" fo:text-align="start" style:justify-single-word="false"/>
      <style:text-properties fo:font-variant="small-caps"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font-variant="small-caps" fo:font-size="14pt" fo:letter-spacing="0.0071in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 style:list-style-name=""/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Quote" style:family="paragraph" style:parent-style-name="Standard" style:default-outline-level="" style:list-style-name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0.8in" fo:margin-right="0.8in" fo:margin-top="0.1665in" fo:margin-bottom="0.1665in" fo:line-height="125%" fo:text-align="justify" style:justify-single-word="false" fo:text-indent="0in" style:auto-text-indent="false" fo:padding-left="0in" fo:padding-right="0in" fo:padding-top="0.139in" fo:padding-bottom="0.139in" fo:border-left="none" fo:border-right="none" fo:border-top="0.0071in solid #00000a" fo:border-bottom="0.0071in solid #00000a"/>
      <style:text-properties fo:font-style="italic" style:font-style-asian="italic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language-complex="en" style:country-complex="US" style:font-weight-complex="bold"/>
    </style:style>
    <style:style style:name="caption" style:family="paragraph" style:parent-style-name="Standard" style:default-outline-level="" style:list-style-name="">
      <style:text-properties fo:color="#858585" fo:font-size="9pt" fo:font-weight="bold" style:font-size-asian="9pt" style:font-weight-asian="bold" style:font-size-complex="9pt" style:font-weight-complex="bold"/>
    </style:style>
    <style:style style:name="Style_5f_CIS115" style:display-name="Style_CIS115" style:family="paragraph" style:parent-style-name="Standard" style:default-outline-level="" style:list-style-name="">
      <style:paragraph-properties fo:margin-left="0.1252in" fo:margin-right="0in" fo:text-indent="-0.1252in" style:auto-text-indent="false"/>
      <style:text-properties style:font-name="Tahoma" fo:font-size="12pt" style:font-size-asian="12pt" style:font-name-complex="Tahoma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font-variant="small-caps" fo:font-size="14pt" style:font-size-asian="14pt" style:font-size-complex="14pt"/>
    </style:style>
    <style:style style:name="Heading_20_1_20_Char" style:display-name="Heading 1 Char" style:family="text" style:parent-style-name="Default_20_Paragraph_20_Font">
      <style:text-properties fo:font-variant="small-caps" fo:font-size="18pt" fo:letter-spacing="0.0035in" style:font-size-asian="18pt" style:font-size-complex="1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Body_20_Text_20_Indent_20_2_20_Char" style:display-name="Body Text Indent 2 Char" style:family="text" style:parent-style-name="Default_20_Paragraph_20_Font">
      <style:text-properties style:font-name="Tahoma" fo:font-size="10pt" style:font-name-asian="Times New Roman" style:font-size-asian="10pt" style:font-name-complex="Times New Roman" style:font-size-complex="12pt"/>
    </style:style>
    <style:style style:name="Title_20_Char" style:display-name="Title Char" style:family="text" style:parent-style-name="Default_20_Paragraph_20_Font">
      <style:text-properties fo:font-variant="small-caps" fo:font-size="26pt" style:font-size-asian="26pt" style:font-size-complex="2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font-variant="small-caps" fo:font-size="13pt" fo:letter-spacing="0.0035in" fo:font-style="italic" style:font-size-asian="13pt" style:font-style-asian="italic" style:font-size-complex="13pt" style:font-style-complex="italic"/>
    </style:style>
    <style:style style:name="Heading_20_4_20_Char" style:display-name="Heading 4 Char" style:family="text" style:parent-style-name="Default_20_Paragraph_20_Font">
      <style:text-properties fo:font-size="12pt" fo:letter-spacing="0.0035in" fo:font-weight="bold" style:font-size-asian="12pt" style:font-weight-asian="bold" style:font-size-complex="12pt" style:font-weight-complex="bold"/>
    </style:style>
    <style:style style:name="Heading_20_5_20_Char" style:display-name="Heading 5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6_20_Char" style:display-name="Heading 6 Char" style:family="text" style:parent-style-name="Default_20_Paragraph_20_Font">
      <style:text-properties fo:color="#595959" fo:letter-spacing="0.0035in"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color="#5a5a5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fo:color="#7f7f7f" fo:font-size="10pt" fo:font-weight="bold" style:font-size-asian="10pt" style:font-weight-asian="bold" style:font-size-complex="10pt" style:font-weight-complex="bold"/>
    </style:style>
    <style:style style:name="Heading_20_9_20_Char" style:display-name="Heading 9 Char" style:family="text" style:parent-style-name="Default_20_Paragraph_20_Font">
      <style:text-properties fo:color="#7f7f7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Subtitle_20_Char" style:display-name="Subtitle Char" style:family="text" style:parent-style-name="Default_20_Paragraph_20_Font">
      <style:text-properties fo:font-variant="small-caps" fo:font-size="14pt" fo:letter-spacing="0.0071in" fo:font-style="italic" style:font-size-asian="14pt" style:font-style-asian="italic" style:font-size-complex="14pt" style:font-style-complex="italic"/>
    </style:style>
    <style:style style:name="Emphasis" style:family="text">
      <style:text-properties fo:letter-spacing="0.0071in" fo:font-style="italic" fo:font-weight="bold" style:font-style-asian="italic" style:font-weight-asian="bold" style:font-style-complex="italic" style:font-weight-complex="bold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/>
    </style:style>
    <style:style style:name="Intense_20_Reference" style:display-name="Intense Reference" style:family="text">
      <style:text-properties fo:font-variant="small-caps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style="italic" style:font-style-asian="italic" style:font-style-complex="italic"/>
    </style:style>
    <style:style style:name="No_20_Spacing_20_Char" style:display-name="No Spacing Char" style:family="text" style:parent-style-name="Default_20_Paragraph_20_Font"/>
    <style:style style:name="Style_5f_CIS115_20_Char" style:display-name="Style_CIS115 Char" style:family="text" style:parent-style-name="Default_20_Paragraph_20_Font">
      <style:text-properties style:font-name="Tahoma" fo:font-size="12pt" style:font-size-asian="12pt" style:font-name-complex="Tahoma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75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75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875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875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fo:text-indent="-0.25in" fo:margin-left="0.375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75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875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875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line-height="150%"/>
    </style:style>
    <style:style style:name="MP2" style:family="paragraph" style:parent-style-name="Header">
      <style:paragraph-properties>
        <style:tab-stops>
          <style:tab-stop style:position="0.1252in"/>
          <style:tab-stop style:position="3.25in" style:type="center"/>
          <style:tab-stop style:position="6.3752in" style:type="right"/>
          <style:tab-stop style:position="6.5in" style:type="right"/>
        </style:tab-stops>
      </style:paragraph-properties>
    </style:style>
    <style:style style:name="MT1" style:family="text">
      <style:text-properties style:font-name="Tahoma" fo:font-size="4pt" style:font-size-asian="4pt"/>
    </style:style>
    <style:style style:name="MT2" style:family="text">
      <style:text-properties style:font-name="Tahoma" fo:font-size="9pt" style:font-size-asian="9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page_20_number"><text:span text:style-name="MT1">______________________________________________________________________________________________________________________________________________________________________________________________________________________</text:span></text:span></text:p>
        <text:p text:style-name="MP2"><text:span text:style-name="MT2"><text:tab/>CIS115<text:tab/>Lab 24<text:tab/>Page </text:span><text:page-number text:select-page="current">3</text:page-number></text:p>
        <text:p text:style-name="Header"><text:span text:style-name="page_20_number"><text:span text:style-name="MT1">______________________________________________________________________________________________________________________________________________________________________________________________________________________</text:span>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-Chi</meta:initial-creator>
    <dc:creator>Mary Orazem</dc:creator>
    <meta:editing-cycles>127</meta:editing-cycles>
    <meta:creation-date>2011-12-18T14:13:00</meta:creation-date>
    <dc:date>2015-02-18T22:09:00</dc:date>
    <meta:editing-duration>PT17M2S</meta:editing-duration>
    <meta:generator>OpenOffice/4.1.1$Win32 OpenOffice.org_project/411m6$Build-9775</meta:generator>
    <meta:document-statistic meta:table-count="0" meta:image-count="0" meta:object-count="0" meta:page-count="3" meta:paragraph-count="63" meta:word-count="677" meta:character-count="4296"/>
    <meta:user-defined meta:name="AppVersion">15.0000</meta:user-defined>
    <meta:user-defined meta:name="Company">Wake Tech Communit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